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85cm" svg:y1="4.9cm" svg:x2="7.85cm" svg:y2="1.2cm">
          <text:p/>
        </draw:line>
        <draw:frame draw:style-name="gr2" draw:text-style-name="P2" draw:layer="layout" svg:width="0.749cm" svg:height="0.725cm" svg:x="1.601cm" svg:y="0.363cm">
          <draw:text-box>
            <text:p><text:span text:style-name="T1">B</text:span></text:p>
          </draw:text-box>
        </draw:frame>
        <draw:frame draw:style-name="gr2" draw:text-style-name="P2" draw:layer="layout" svg:width="0.749cm" svg:height="0.725cm" svg:x="10.001cm" svg:y="4.963cm">
          <draw:text-box>
            <text:p><text:span text:style-name="T1">C</text:span></text:p>
          </draw:text-box>
        </draw:frame>
        <draw:line draw:style-name="gr1" draw:text-style-name="P1" draw:layer="layout" svg:x1="14.6cm" svg:y1="4.91cm" svg:x2="1.7cm" svg:y2="4.91cm">
          <text:p/>
        </draw:line>
        <draw:g>
          <svg:title>TexMaths</svg:title>
          <svg:desc>12§latex§$R_{\mathrm{E}}$§svg§600§TRUE§</svg:desc>
          <draw:g>
            <draw:path draw:style-name="gr3" draw:text-style-name="P3" draw:layer="layout" svg:width="0.298cm" svg:height="0.294cm" svg:x="6.932cm" svg:y="2.948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3" draw:text-style-name="P3" draw:layer="layout" svg:width="0.197cm" svg:height="0.199cm" svg:x="7.249cm" svg:y="3.097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g>
          <svg:title>TexMaths</svg:title>
          <svg:desc>12§latex§$\beta\,i_{\mathrm{B}}$§svg§600§TRUE§</svg:desc>
          <draw:g>
            <draw:path draw:style-name="gr3" draw:text-style-name="P3" draw:layer="layout" svg:width="0.228cm" svg:height="0.377cm" svg:x="8.731cm" svg:y="2.846cm" svg:viewBox="0 0 229 378" svg:d="M229 57c0-31-23-57-57-57-24 0-36 7-51 18-22 17-46 57-54 90-22 88-44 177-67 265-1 3 2 5 5 5 4 0 5-1 5-2 10-39 20-78 30-116 7 25 27 40 57 40 31 0 61-14 81-32 20-20 33-47 33-78 0-30-15-51-30-62 24-14 48-41 48-71zM154 127c-6 2-11 3-21 3-6 0-14 0-18-1 0-5 16-3 21-3 8 0 12 0 18 1zM205 48c0 30-15 60-37 73-12-5-20-5-32-5-10 0-33-1-33 13-1 12 22 11 29 11 16 0 22-1 35-6 15 16 18 29 18 48 1 24-9 55-21 72-16 22-45 38-69 38-31 0-48-25-48-55 0-4 0-10 2-18 10-36 19-71 28-107 8-35 40-102 90-102 24 0 38 13 38 38z">
              <text:p/>
            </draw:path>
            <draw:path draw:style-name="gr3" draw:text-style-name="P3" draw:layer="layout" svg:width="0.11cm" svg:height="0.281cm" svg:x="9.061cm" svg:y="2.865cm" svg:viewBox="0 0 111 282" svg:d="M108 16c0-9-6-16-16-16-12 0-22 11-22 23 0 7 5 14 15 14s23-9 23-21zM75 172c5-12 5-12 10-24 2-8 5-14 5-21 0-19-13-35-35-35-39 0-55 61-55 65 0 3 3 2 5 3 5 0 5 0 7-7 11-39 28-52 42-52 4 0 11 0 11 14 0 8-3 17-5 21-4 11-22 60-29 78-3 11-9 25-9 34 0 19 14 34 34 34 40 0 55-61 55-64 0-5-3-5-4-5-5 0-5 1-8 7-7 28-21 53-43 53-7 0-9-5-9-15 0-9 2-15 12-41 5-15 11-30 16-45z">
              <text:p/>
            </draw:path>
            <draw:path draw:style-name="gr3" draw:text-style-name="P3" draw:layer="layout" svg:width="0.196cm" svg:height="0.199cm" svg:x="9.211cm" svg:y="3.005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  <draw:custom-shape draw:style-name="gr4" draw:text-style-name="P4" draw:layer="layout" svg:width="0.5cm" svg:height="1.2cm" svg:x="7.608cm" svg:y="2.4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03cm" svg:y1="1.1cm" svg:x2="14.663cm" svg:y2="1.1cm">
          <text:p/>
        </draw:line>
        <draw:custom-shape draw:style-name="gr6" draw:text-style-name="P5" draw:layer="layout" svg:width="0.2cm" svg:height="0.2cm" svg:x="7.76cm" svg:y="1.0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7.75cm" svg:y="4.8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5cm" svg:y1="4.9cm" svg:x2="12.15cm" svg:y2="1.2cm">
          <text:p/>
        </draw:line>
        <draw:g>
          <svg:title>TexMaths</svg:title>
          <svg:desc>12§latex§$r_{\mathrm{C}}$§svg§600§TRUE§</svg:desc>
          <draw:g>
            <draw:path draw:style-name="gr3" draw:text-style-name="P3" draw:layer="layout" svg:width="0.17cm" svg:height="0.188cm" svg:x="12.522cm" svg:y="2.845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3" draw:text-style-name="P3" draw:layer="layout" svg:width="0.198cm" svg:height="0.21cm" svg:x="12.719cm" svg:y="2.887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custom-shape draw:style-name="gr4" draw:text-style-name="P4" draw:layer="layout" svg:width="0.5cm" svg:height="1.2cm" svg:x="11.893cm" svg:y="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2cm" svg:height="0.2cm" svg:x="12.06cm" svg:y="1.0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12.06cm" svg:y="4.8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296cm" svg:y1="0.887cm" svg:x2="7.004cm" svg:y2="0.887cm">
          <text:p/>
        </draw:line>
        <draw:frame draw:style-name="gr2" draw:text-style-name="P2" draw:layer="layout" svg:width="0.7cm" svg:height="0.725cm" svg:x="7.75cm" svg:y="0.362cm">
          <draw:text-box>
            <text:p><text:span text:style-name="T1">E</text:span></text:p>
          </draw:text-box>
        </draw:frame>
        <draw:g>
          <svg:title>TexMaths</svg:title>
          <svg:desc>12§latex§$u_{e}$§svg§600§TRUE§</svg:desc>
          <draw:g>
            <draw:path draw:style-name="gr3" draw:text-style-name="P3" draw:layer="layout" svg:width="0.214cm" svg:height="0.189cm" svg:x="1.124cm" svg:y="2.949cm" svg:viewBox="0 0 215 190" svg:d="M135 161c4 18 19 29 37 29 15 0 24-10 31-23 7-15 12-40 12-41 0-5-3-5-5-5-3 0-4 2-6 8-6 23-13 51-31 51-8 0-13-4-13-19 0-9 5-28 9-43s8-30 12-45c1-7 4-23 7-29 2-9 6-26 6-28 0-8-6-11-12-11-3 0-13 0-17 14-7 31-26 104-31 127 0 1-17 34-48 34-21 0-26-19-26-34 0-23 12-56 22-85 5-13 8-19 8-26 0-19-13-35-35-35-39 0-55 61-55 65 0 3 3 2 5 3 5 0 5 0 7-7 11-36 26-51 42-51 5 0 11 0 11 13 0 10-5 22-8 28-15 42-24 69-24 89 0 39 29 50 52 50 27 0 43-19 50-29z">
              <text:p/>
            </draw:path>
            <draw:path draw:style-name="gr3" draw:text-style-name="P3" draw:layer="layout" svg:width="0.125cm" svg:height="0.132cm" svg:x="1.371cm" svg:y="3.067cm" svg:viewBox="0 0 126 133" svg:d="M47 63c7 0 31-1 46-7 22-7 27-21 27-30 0-16-17-26-38-26-34 0-82 27-82 78 0 30 18 55 53 55 50 0 73-29 73-34 0-1-3-5-5-5-3 0-3 2-5 4-23 26-57 26-62 26-18 0-30-12-30-36 0-3 0-9 3-25 7 0 13 0 20 0zM30 55c12-43 44-47 52-47 14 0 24 8 24 18 0 29-49 29-62 29-5 0-9 0-14 0z">
              <text:p/>
            </draw:path>
          </draw:g>
        </draw:g>
        <draw:custom-shape draw:style-name="gr8" draw:text-style-name="P4" draw:layer="layout" svg:width="0.2cm" svg:height="0.2cm" svg:x="1.532cm" svg:y="1.0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.643cm" svg:y1="1.401cm" svg:x2="1.643cm" svg:y2="4.701cm">
          <text:p/>
        </draw:line>
        <draw:custom-shape draw:style-name="gr8" draw:text-style-name="P4" draw:layer="layout" svg:width="0.2cm" svg:height="0.2cm" svg:x="1.544cm" svg:y="4.8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B}}$§svg§600§TRUE§</svg:desc>
          <draw:g>
            <draw:path draw:style-name="gr3" draw:text-style-name="P3" draw:layer="layout" svg:width="0.11cm" svg:height="0.28cm" svg:x="6.433cm" svg:y="0.446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3" draw:text-style-name="P3" draw:layer="layout" svg:width="0.195cm" svg:height="0.199cm" svg:x="6.584cm" svg:y="0.586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line draw:style-name="gr1" draw:text-style-name="P1" draw:layer="layout" svg:x1="10.043cm" svg:y1="4.901cm" svg:x2="10.043cm" svg:y2="1.201cm">
          <text:p/>
        </draw:line>
        <draw:custom-shape draw:style-name="gr6" draw:text-style-name="P5" draw:layer="layout" svg:width="0.2cm" svg:height="0.2cm" svg:x="9.953cm" svg:y="1.0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9.953cm" svg:y="4.8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6" draw:layer="layout" svg:width="0.75cm" svg:height="0.75cm" svg:x="9.659cm" svg:y="2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51cm" svg:y1="3.001cm" svg:x2="10.401cm" svg:y2="3.001cm">
            <text:p/>
          </draw:line>
        </draw:g>
        <draw:line draw:style-name="gr7" draw:text-style-name="P1" draw:layer="layout" svg:x1="9.55cm" svg:y1="2.726cm" svg:x2="9.55cm" svg:y2="3.434cm">
          <text:p/>
        </draw:line>
        <draw:g>
          <svg:title>TexMaths</svg:title>
          <svg:desc>12§latex§$u_{a}$§svg§600§TRUE§</svg:desc>
          <draw:g>
            <draw:path draw:style-name="gr3" draw:text-style-name="P3" draw:layer="layout" svg:width="0.214cm" svg:height="0.189cm" svg:x="14.83cm" svg:y="2.847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3" draw:text-style-name="P3" draw:layer="layout" svg:width="0.149cm" svg:height="0.132cm" svg:x="15.076cm" svg:y="2.965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custom-shape draw:style-name="gr8" draw:text-style-name="P4" draw:layer="layout" svg:width="0.2cm" svg:height="0.2cm" svg:x="14.539cm" svg:y="1.0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65cm" svg:y1="1.4cm" svg:x2="14.65cm" svg:y2="4.7cm">
          <text:p/>
        </draw:line>
        <draw:custom-shape draw:style-name="gr8" draw:text-style-name="P4" draw:layer="layout" svg:width="0.2cm" svg:height="0.2cm" svg:x="14.551cm" svg:y="4.8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1.2cm" draw:transform="rotate (1.5707963267949) translate (4.758cm 1.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B}}$§svg§600§TRUE§</svg:desc>
          <draw:g>
            <draw:path draw:style-name="gr3" draw:text-style-name="P3" draw:layer="layout" svg:width="0.17cm" svg:height="0.188cm" svg:x="5.23cm" svg:y="0.547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3" draw:text-style-name="P3" draw:layer="layout" svg:width="0.195cm" svg:height="0.198cm" svg:x="5.425cm" svg:y="0.595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line draw:style-name="gr1" draw:text-style-name="P1" draw:layer="layout" svg:x1="3.45cm" svg:y1="4.876cm" svg:x2="3.45cm" svg:y2="1.176cm">
          <text:p/>
        </draw:line>
        <draw:g>
          <svg:title>TexMaths</svg:title>
          <svg:desc>12§latex§$R_{V}$§svg§600§TRUE§</svg:desc>
          <draw:g>
            <draw:path draw:style-name="gr3" draw:text-style-name="P3" draw:layer="layout" svg:width="0.298cm" svg:height="0.294cm" svg:x="2.53cm" svg:y="2.923cm" svg:viewBox="0 0 299 295" svg:d="M140 29c2-10 4-15 12-16 4 0 17 0 25 0 30 0 77 0 77 42 0 14-7 43-24 59-11 12-33 25-71 25-15 0-31 0-47 0 10-37 19-74 28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7 0 34 0 50 0 37 0 46 24 46 38 0 7-4 19-6 29-4 12-7 28-7 36 0 45 50 45 56 45 36 0 50-42 50-48 0-4-3-3-5-4-3 0-4 2-6 6-10 30-28 37-38 37-13 0-17-9-17-25 0-14 3-35 5-48 0-6 1-13 1-19 0-33-27-46-39-51z">
              <text:p/>
            </draw:path>
            <draw:path draw:style-name="gr3" draw:text-style-name="P3" draw:layer="layout" svg:width="0.229cm" svg:height="0.206cm" svg:x="2.854cm" svg:y="3.071cm" svg:viewBox="0 0 230 207" svg:d="M187 36c10-17 20-24 36-25 3 0 7 0 7-6 0-1-1-5-5-5-7 0-16 1-23 1-9 0-21-1-31-1-2 0-6 1-6 7 0 4 5 4 6 4 10 1 12 5 12 8 0 5-2 7-6 12-32 48-64 95-96 142-8-49-17-99-26-149-1-4-1-4-1-5 0-8 17-8 18-8 6 0 9 0 9-6-1-2 0-5-4-5-9 0-30 1-39 1-7 0-25-1-32-1-2 0-6 1-6 7 0 4 4 4 7 4 17 0 17 2 18 9 11 60 22 119 32 178 2 6 2 9 8 9s7-3 9-7c38-55 75-110 113-164z">
              <text:p/>
            </draw:path>
          </draw:g>
        </draw:g>
        <draw:custom-shape draw:style-name="gr4" draw:text-style-name="P4" draw:layer="layout" svg:width="0.5cm" svg:height="1.2cm" svg:x="3.208cm" svg:y="2.4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cm" svg:height="0.2cm" svg:x="3.36cm" svg:y="0.99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3.35cm" svg:y="4.79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496cm" svg:y1="0.863cm" svg:x2="3.204cm" svg:y2="0.863cm">
          <text:p/>
        </draw:line>
        <draw:g>
          <svg:title>TexMaths</svg:title>
          <svg:desc>12§latex§$i_{e}$§svg§600§TRUE§</svg:desc>
          <draw:g>
            <draw:path draw:style-name="gr3" draw:text-style-name="P3" draw:layer="layout" svg:width="0.11cm" svg:height="0.28cm" svg:x="2.635cm" svg:y="0.446cm" svg:viewBox="0 0 111 281" svg:d="M106 16c0-9-4-16-14-16-12 0-23 11-23 23 0 7 5 14 16 14 9 0 21-9 21-21zM75 172c5-12 5-13 10-24 2-8 5-14 5-22 0-18-14-34-35-34-39 0-55 60-55 63 0 5 3 4 5 5 5 0 5-1 7-7 11-39 27-53 42-53 3 0 10 0 10 14 0 9-2 18-4 22-4 11-22 59-29 77-4 11-10 25-10 33 0 21 15 35 35 35 40 0 55-61 55-65 0-3-5-3-6-3-3 0-3 1-6 7-7 26-21 51-43 51-7 0-9-3-9-13s2-16 12-42c5-14 11-29 16-44z">
              <text:p/>
            </draw:path>
            <draw:path draw:style-name="gr3" draw:text-style-name="P3" draw:layer="layout" svg:width="0.124cm" svg:height="0.131cm" svg:x="2.787cm" svg:y="0.656cm" svg:viewBox="0 0 125 132" svg:d="M47 62c7 0 31-1 46-6 22-8 26-21 26-31 0-15-16-25-37-25-34 0-82 26-82 77 0 29 19 55 53 55 50 0 72-29 72-34 0-1-2-5-4-5-3 0-3 1-5 4-23 26-57 26-62 26-18 0-30-12-30-35 0-4 0-10 3-26 7 0 13 0 20 0zM30 54c12-43 44-47 52-47 14 0 24 7 24 18 0 29-49 29-62 29-5 0-9 0-14 0z">
              <text:p/>
            </draw:path>
          </draw:g>
        </draw:g>
        <draw:line draw:style-name="gr7" draw:text-style-name="P1" draw:layer="layout" svg:x1="14.297cm" svg:y1="0.888cm" svg:x2="13.589cm" svg:y2="0.888cm">
          <text:p/>
        </draw:line>
        <draw:g>
          <svg:title>TexMaths</svg:title>
          <svg:desc>12§latex§$i_{a}$§svg§600§TRUE§</svg:desc>
          <draw:g>
            <draw:path draw:style-name="gr3" draw:text-style-name="P3" draw:layer="layout" svg:width="0.11cm" svg:height="0.281cm" svg:x="13.828cm" svg:y="0.472cm" svg:viewBox="0 0 111 282" svg:d="M108 16c0-9-6-16-16-16-12 0-23 11-23 23 0 7 6 14 16 14 9 0 23-10 23-21zM75 173c5-13 5-13 10-25 3-8 5-14 5-21 0-19-13-35-34-35-39 0-56 61-56 65 0 3 5 3 6 3 4 0 4 0 6-7 12-39 29-51 43-51 2 0 10 0 10 13 0 8-3 18-5 21-3 11-22 60-29 78-3 11-9 25-9 33 0 20 14 35 34 35 40 0 55-61 55-64 0-5-3-5-5-5-4 0-4 1-7 7-7 27-21 53-42 53-7 0-10-5-10-15 0-9 2-15 12-42 5-14 11-28 16-43z">
              <text:p/>
            </draw:path>
            <draw:path draw:style-name="gr3" draw:text-style-name="P3" draw:layer="layout" svg:width="0.148cm" svg:height="0.132cm" svg:x="13.979cm" svg:y="0.682cm" svg:viewBox="0 0 149 133" svg:d="M105 18c-6-10-15-18-30-18-37 0-75 42-75 84 0 28 19 49 44 49 16 0 30-10 42-21 5 17 22 21 30 21 11 0 18-7 23-16 7-12 10-29 10-30 0-3-3-3-4-3-5 0-5 1-6 9-4 13-10 31-22 31-8 0-9-6-9-14 0-5 1-16 3-23 3-8 5-20 7-27s4-15 5-22c3-8 6-21 6-22 0-8-6-10-9-10-6 0-12 4-15 12zM87 93c-2 9-9 13-15 19-3 3-15 12-27 12s-21-7-21-28c0-16 8-48 14-60 15-23 29-28 37-28 21 0 27 23 27 25s-2 4-2 5c-4 19-8 37-13 5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2:34:27.886076685</dc:date>
    <meta:editing-duration>P1DT2H29M</meta:editing-duration>
    <meta:editing-cycles>81</meta:editing-cycles>
    <meta:generator>LibreOffice/7.3.7.2$Linux_X86_64 LibreOffice_project/30$Build-2</meta:generator>
    <meta:document-statistic meta:object-count="75"/>
  </office:meta>
</office:document-meta>
</file>